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15857951AB35B5BFEB9.png" manifest:media-type="image/png"/>
  <manifest:file-entry manifest:full-path="Pictures/10000000000002800000017798F45FC4CF7EE1AB.jpg" manifest:media-type="image/jpeg"/>
  <manifest:file-entry manifest:full-path="Pictures/10000000000002CC000001FFD50DBFEDA391657D.jpg" manifest:media-type="image/jpeg"/>
  <manifest:file-entry manifest:full-path="Pictures/100000000000075700000380670B475B73D5305C.png" manifest:media-type="image/png"/>
  <manifest:file-entry manifest:full-path="Pictures/100000000000053D000002E91A1C15704E02D6F8.jpg" manifest:media-type="image/jpeg"/>
  <manifest:file-entry manifest:full-path="Pictures/10000000000002CC000001FFB7E052F36102EA09.jpg" manifest:media-type="image/jpeg"/>
  <manifest:file-entry manifest:full-path="Pictures/100000000000059B000002B8CCF12AC5F426A3E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fffff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2pt" style:font-size-asian="22pt" style:font-size-complex="22pt"/>
    </style:style>
    <style:style style:name="P5" style:family="paragraph">
      <loext:graphic-properties draw:fill="solid" draw:fill-color="#ffffff"/>
    </style:style>
    <style:style style:name="T1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2" style:family="text">
      <style:text-properties fo:color="#000000" style:font-name="Liberation Serif2" fo:font-size="22pt" fo:font-weight="bold" style:font-size-asian="22pt" style:font-name-complex="Liberation Serif2" style:font-size-complex="22pt" style:font-weight-complex="bold"/>
    </style:style>
    <style:style style:name="T3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5.04cm" svg:height="14.736cm" svg:x="1.9cm" svg:y="2.764cm">
          <draw:image xlink:href="Pictures/100000000000059B000002B8CCF12AC5F426A3EE.jpg" xlink:type="simple" xlink:show="embed" xlink:actuate="onLoad" loext:mime-type="image/jpeg">
            <text:p/>
          </draw:image>
        </draw:frame>
      </draw:page>
      <draw:page draw:name="page2" draw:style-name="dp1" draw:master-page-name="master-page9">
        <draw:frame draw:style-name="gr1" draw:text-style-name="P1" draw:layer="layout" svg:width="24.481cm" svg:height="13.612cm" svg:x="2.119cm" svg:y="2.188cm">
          <draw:image xlink:href="Pictures/100000000000053D000002E91A1C15704E02D6F8.jpg" xlink:type="simple" xlink:show="embed" xlink:actuate="onLoad" loext:mime-type="image/jpeg">
            <text:p/>
          </draw:image>
        </draw:frame>
      </draw:page>
      <draw:page draw:name="page3" draw:style-name="dp1" draw:master-page-name="master-page12">
        <draw:frame draw:style-name="gr1" draw:text-style-name="P1" draw:layer="layout" svg:width="18.943cm" svg:height="13.533cm" svg:x="3.9cm" svg:y="2.967cm">
          <draw:image xlink:href="Pictures/10000000000002CC000001FFD50DBFEDA391657D.jpg" xlink:type="simple" xlink:show="embed" xlink:actuate="onLoad" loext:mime-type="image/jpeg">
            <text:p/>
          </draw:image>
        </draw:frame>
      </draw:page>
      <draw:page draw:name="page4" draw:style-name="dp1" draw:master-page-name="master-page12">
        <draw:frame draw:style-name="gr1" draw:text-style-name="P1" draw:layer="layout" svg:width="18.943cm" svg:height="13.533cm" svg:x="3.1cm" svg:y="4.767cm">
          <draw:image xlink:href="Pictures/10000000000002CC000001FFB7E052F36102EA09.jpg" xlink:type="simple" xlink:show="embed" xlink:actuate="onLoad" loext:mime-type="image/jpeg">
            <text:p/>
          </draw:image>
        </draw:frame>
      </draw:page>
      <draw:page draw:name="page5" draw:style-name="dp1" draw:master-page-name="master-page15">
        <draw:frame draw:style-name="gr1" draw:text-style-name="P1" draw:layer="layout" svg:width="16.094cm" svg:height="9.718cm" svg:x="6.214cm" svg:y="5.089cm">
          <draw:image xlink:href="Pictures/10000000000002800000017798F45FC4CF7EE1AB.jpg" xlink:type="simple" xlink:show="embed" xlink:actuate="onLoad" loext:mime-type="image/jpeg">
            <text:p/>
          </draw:image>
        </draw:frame>
        <draw:frame draw:style-name="gr2" draw:text-style-name="P3" draw:layer="layout" svg:width="3.181cm" svg:height="0.471cm" svg:x="2.004cm" svg:y="2.018cm">
          <draw:text-box>
            <text:p text:style-name="P2"><text:span text:style-name="T1">Diagrama iterativo</text:span></text:p>
          </draw:text-box>
        </draw:frame>
      </draw:page>
      <draw:page draw:name="page6" draw:style-name="dp1" draw:master-page-name="master-page25">
        <draw:frame draw:style-name="gr1" draw:text-style-name="P1" draw:layer="layout" svg:width="23.939cm" svg:height="11.413cm" svg:x="2cm" svg:y="3.956cm">
          <draw:image xlink:href="Pictures/100000000000075700000380670B475B73D5305C.png" xlink:type="simple" xlink:show="embed" xlink:actuate="onLoad" loext:mime-type="image/png">
            <text:p/>
          </draw:image>
        </draw:frame>
        <draw:frame draw:style-name="gr2" draw:text-style-name="P3" draw:layer="layout" svg:width="3.401cm" svg:height="0.471cm" svg:x="2.004cm" svg:y="2.018cm">
          <draw:text-box>
            <text:p text:style-name="P2"><text:span text:style-name="T1">Diagrama en espiral</text:span></text:p>
          </draw:text-box>
        </draw:frame>
      </draw:page>
      <draw:page draw:name="page7" draw:style-name="dp1" draw:master-page-name="master-page28">
        <draw:frame draw:style-name="gr3" draw:text-style-name="P4" draw:layer="layout" svg:width="11.246cm" svg:height="0.86cm" svg:x="2.004cm" svg:y="2.035cm">
          <draw:text-box>
            <text:p text:style-name="P2"><text:span text:style-name="T2">Desarrollo de software en cascada</text:span></text:p>
          </draw:text-box>
        </draw:frame>
        <draw:polygon draw:style-name="gr4" draw:text-style-name="P5" draw:layer="layout" svg:width="23.901cm" svg:height="0.051cm" svg:x="1.984cm" svg:y="3.042cm" svg:viewBox="0 0 23902 52" draw:points="0,0 23902,0 23902,52 0,52">
          <text:p/>
        </draw:polygon>
        <draw:polygon draw:style-name="gr4" draw:text-style-name="P5" draw:layer="layout" svg:width="23.901cm" svg:height="0.05cm" svg:x="1.984cm" svg:y="19.319cm" svg:viewBox="0 0 23902 51" draw:points="0,0 23902,0 23902,51 0,51">
          <text:p/>
        </draw:polygon>
        <draw:polygon draw:style-name="gr4" draw:text-style-name="P5" draw:layer="layout" svg:width="0.049cm" svg:height="16.229cm" svg:x="1.984cm" svg:y="3.092cm" svg:viewBox="0 0 50 16230" draw:points="0,0 50,0 50,16230 0,16230">
          <text:p/>
        </draw:polygon>
        <draw:polygon draw:style-name="gr4" draw:text-style-name="P5" draw:layer="layout" svg:width="0.052cm" svg:height="16.229cm" svg:x="25.833cm" svg:y="3.092cm" svg:viewBox="0 0 53 16230" draw:points="0,0 53,0 53,16230 0,16230">
          <text:p/>
        </draw:polygon>
        <draw:frame draw:style-name="gr1" draw:text-style-name="P1" draw:layer="layout" svg:width="23.801cm" svg:height="16.227cm" svg:x="2.034cm" svg:y="3.092cm">
          <draw:image xlink:href="Pictures/10000201000002010000015857951AB35B5BFEB9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1cm" svg:x="13.229cm" svg:y="2.35cm">
          <draw:text-box>
            <text:p text:style-name="P2"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" style:page-layout-name="PM0" draw:style-name="Mdp1"/>
    <style:master-page style:name="master-page9" style:page-layout-name="PM0" draw:style-name="Mdp1"/>
    <style:master-page style:name="master-page3" style:page-layout-name="PM0" draw:style-name="Mdp1"/>
    <style:master-page style:name="master-page15" style:page-layout-name="PM0" draw:style-name="Mdp1"/>
    <style:master-page style:name="master-page25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6T11:26:03.613686906</dc:date>
    <meta:editing-duration>PT1M16S</meta:editing-duration>
    <meta:editing-cycles>1</meta:editing-cycles>
    <meta:document-statistic meta:object-count="15"/>
    <meta:generator>LibreOffice/6.4.4.2$Linux_X86_64 LibreOffice_project/40$Build-2</meta:generator>
  </office:meta>
</office:document-meta>
</file>